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85pt"/>
    </style:style>
    <style:style style:name="ro1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cc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ff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Beak widths of finches now</text:p>
          </table:table-cell>
          <table:table-cell table:number-columns-repeated="1023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]-[.$C$5])^2" office:value-type="float" office:value="0.000900000000000015" calcext:value-type="float">
            <text:p>0.0009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← mean (population)</text:p>
          </table:table-cell>
          <table:table-cell table:number-columns-repeated="1020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]-[.$C$5])^2" office:value-type="float" office:value="0.0728999999999998" calcext:value-type="float">
            <text:p>0.0729</text:p>
          </table:table-cell>
          <table:table-cell table:formula="of:=COUNT([.A2:.A501])" office:value-type="float" office:value="500" calcext:value-type="float">
            <text:p>500</text:p>
          </table:table-cell>
          <table:table-cell office:value-type="string" calcext:value-type="string">
            <text:p>← n</text:p>
          </table:table-cell>
          <table:table-cell table:number-columns-repeated="1020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]-[.$C$5])^2" office:value-type="float" office:value="0.0169" calcext:value-type="float">
            <text:p>0.0169</text:p>
          </table:table-cell>
          <table:table-cell table:formula="of:=[.C3]-1" office:value-type="float" office:value="499" calcext:value-type="float">
            <text:p>499</text:p>
          </table:table-cell>
          <table:table-cell office:value-type="string" calcext:value-type="string">
            <text:p>← DF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5]-[.$C$5])^2" office:value-type="float" office:value="0.2209" calcext:value-type="float">
            <text:p>0.2209</text:p>
          </table:table-cell>
          <table:table-cell table:formula="of:=ROUND(AVERAGE([.A2:.A501]);3)" office:value-type="float" office:value="6.47" calcext:value-type="float">
            <text:p>6.47</text:p>
          </table:table-cell>
          <table:table-cell office:value-type="string" calcext:value-type="string">
            <text:p>← x-bar</text:p>
          </table:table-cell>
          <table:table-cell table:number-columns-repeated="1020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6]-[.$C$5])^2" office:value-type="float" office:value="0.0169" calcext:value-type="float">
            <text:p>0.0169</text:p>
          </table:table-cell>
          <table:table-cell table:formula="of:=ROUND(SQRT(SUM([.B2:.B501])/[.C4]);3)" office:value-type="float" office:value="0.396" calcext:value-type="float">
            <text:p>0.396</text:p>
          </table:table-cell>
          <table:table-cell office:value-type="string" calcext:value-type="string">
            <text:p>← S</text:p>
          </table:table-cell>
          <table:table-cell table:number-columns-repeated="1020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7]-[.$C$5])^2" office:value-type="float" office:value="0.1369" calcext:value-type="float">
            <text:p>0.1369</text:p>
          </table:table-cell>
          <table:table-cell table:formula="of:=ROUND(([.C$5]-[.C$2])/([.C$6]/SQRT([.C$3]));3)" office:value-type="float" office:value="22.587" calcext:value-type="float">
            <text:p>22.587</text:p>
          </table:table-cell>
          <table:table-cell office:value-type="string" calcext:value-type="string">
            <text:p>← t</text:p>
          </table:table-cell>
          <table:table-cell table:number-columns-repeated="1020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8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9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1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13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4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15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7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1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22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23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5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26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27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29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0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1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2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3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3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37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9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0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2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3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5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46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7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8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50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51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5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53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54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55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56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57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5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59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60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61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62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6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.6" calcext:value-type="float">
            <text:p>7.6</text:p>
          </table:table-cell>
          <table:table-cell table:formula="of:=([.A64]-[.$C$5])^2" office:value-type="float" office:value="1.2769" calcext:value-type="float">
            <text:p>1.27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65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66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6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6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69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70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71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7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73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74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7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76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77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78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79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80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8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82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83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84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85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86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87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88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89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90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9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9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93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9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95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9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97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98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99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00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101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0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0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0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05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0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0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108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0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1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11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12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1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14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115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116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17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1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1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20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2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22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123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24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25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2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2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28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2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130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3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32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133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34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35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136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37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38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139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40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141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42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143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44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45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4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47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4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49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50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151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152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153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54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55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5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57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58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5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60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161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62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163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164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165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6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6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6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69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170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7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72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173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7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75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7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77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78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79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80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18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8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83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8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8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8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formula="of:=([.A187]-[.$C$5])^2" office:value-type="float" office:value="1.1449" calcext:value-type="float">
            <text:p>1.144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188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18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90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191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9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193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194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195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96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197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198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19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00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01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202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03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204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0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0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207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208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0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210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11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12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1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14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15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1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17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18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1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20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21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2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2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224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225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2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27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28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29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30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3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232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33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34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35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36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3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38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3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40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41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4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43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4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45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4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47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48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4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250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5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5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25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254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5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56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57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5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259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6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61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62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63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64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65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66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67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68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69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70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71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72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73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274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75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276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77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.4" calcext:value-type="float">
            <text:p>7.4</text:p>
          </table:table-cell>
          <table:table-cell table:formula="of:=([.A278]-[.$C$5])^2" office:value-type="float" office:value="0.864900000000001" calcext:value-type="float">
            <text:p>0.86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79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280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281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28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28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28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285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86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87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288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289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90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91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292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93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294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295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96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297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29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29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00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01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302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0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304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30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06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07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0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0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10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11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312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313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314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15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316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7.5" calcext:value-type="float">
            <text:p>7.5</text:p>
          </table:table-cell>
          <table:table-cell table:formula="of:=([.A317]-[.$C$5])^2" office:value-type="float" office:value="1.0609" calcext:value-type="float">
            <text:p>1.06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1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1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20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21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22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2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324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25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2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27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2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29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30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331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3" calcext:value-type="float">
            <text:p>5.3</text:p>
          </table:table-cell>
          <table:table-cell table:formula="of:=([.A332]-[.$C$5])^2" office:value-type="float" office:value="1.3689" calcext:value-type="float">
            <text:p>1.36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3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34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335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336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37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338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39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40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41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342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343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4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345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formula="of:=([.A346]-[.$C$5])^2" office:value-type="float" office:value="0.592899999999999" calcext:value-type="float">
            <text:p>0.592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47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48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49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350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51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352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53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354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355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56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57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5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5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60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361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62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6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364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6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366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367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68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6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70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71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72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373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74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7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376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377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378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79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380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81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382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383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84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85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386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87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388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38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39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39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392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393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394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39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9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397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39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39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00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401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02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403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04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formula="of:=([.A405]-[.$C$5])^2" office:value-type="float" office:value="0.7569" calcext:value-type="float">
            <text:p>0.75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0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07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0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09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10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11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12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413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14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5.3" calcext:value-type="float">
            <text:p>5.3</text:p>
          </table:table-cell>
          <table:table-cell table:formula="of:=([.A415]-[.$C$5])^2" office:value-type="float" office:value="1.3689" calcext:value-type="float">
            <text:p>1.36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16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17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1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19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20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21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22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23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2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2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26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27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28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29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30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431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32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3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34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35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3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437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38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39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40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4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42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43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44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45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46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447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48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49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50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51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52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53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.6" calcext:value-type="float">
            <text:p>7.6</text:p>
          </table:table-cell>
          <table:table-cell table:formula="of:=([.A454]-[.$C$5])^2" office:value-type="float" office:value="1.2769" calcext:value-type="float">
            <text:p>1.276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5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5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57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58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59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60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61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62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6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.5" calcext:value-type="float">
            <text:p>7.5</text:p>
          </table:table-cell>
          <table:table-cell table:formula="of:=([.A464]-[.$C$5])^2" office:value-type="float" office:value="1.0609" calcext:value-type="float">
            <text:p>1.06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65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466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67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68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69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470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7.4" calcext:value-type="float">
            <text:p>7.4</text:p>
          </table:table-cell>
          <table:table-cell table:formula="of:=([.A471]-[.$C$5])^2" office:value-type="float" office:value="0.864900000000001" calcext:value-type="float">
            <text:p>0.86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72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73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formula="of:=([.A474]-[.$C$5])^2" office:value-type="float" office:value="0.000900000000000015" calcext:value-type="float">
            <text:p>0.0009</text:p>
          </table:table-cell>
          <table:table-cell table:number-columns-repeated="1022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formula="of:=([.A475]-[.$C$5])^2" office:value-type="float" office:value="0.532900000000001" calcext:value-type="float">
            <text:p>0.532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476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477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formula="of:=([.A478]-[.$C$5])^2" office:value-type="float" office:value="0.3969" calcext:value-type="float">
            <text:p>0.39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79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formula="of:=([.A480]-[.$C$5])^2" office:value-type="float" office:value="0.6889" calcext:value-type="float">
            <text:p>0.6889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81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82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83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84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formula="of:=([.A485]-[.$C$5])^2" office:value-type="float" office:value="0.0728999999999998" calcext:value-type="float">
            <text:p>0.072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86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87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formula="of:=([.A488]-[.$C$5])^2" office:value-type="float" office:value="0.4489" calcext:value-type="float">
            <text:p>0.44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89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90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49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formula="of:=([.A492]-[.$C$5])^2" office:value-type="float" office:value="0.184900000000001" calcext:value-type="float">
            <text:p>0.184900000000001</text:p>
          </table:table-cell>
          <table:table-cell table:number-columns-repeated="1022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formula="of:=([.A493]-[.$C$5])^2" office:value-type="float" office:value="0.00489999999999992" calcext:value-type="float">
            <text:p>0.0049</text:p>
          </table:table-cell>
          <table:table-cell table:number-columns-repeated="1022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formula="of:=([.A494]-[.$C$5])^2" office:value-type="float" office:value="0.0169" calcext:value-type="float">
            <text:p>0.0169</text:p>
          </table:table-cell>
          <table:table-cell table:number-columns-repeated="1022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formula="of:=([.A495]-[.$C$5])^2" office:value-type="float" office:value="0.1369" calcext:value-type="float">
            <text:p>0.1369</text:p>
          </table:table-cell>
          <table:table-cell table:number-columns-repeated="102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([.A496]-[.$C$5])^2" office:value-type="float" office:value="0.2209" calcext:value-type="float">
            <text:p>0.2209</text:p>
          </table:table-cell>
          <table:table-cell table:number-columns-repeated="1022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formula="of:=([.A497]-[.$C$5])^2" office:value-type="float" office:value="0.324899999999999" calcext:value-type="float">
            <text:p>0.324899999999999</text:p>
          </table:table-cell>
          <table:table-cell table:number-columns-repeated="102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([.A498]-[.$C$5])^2" office:value-type="float" office:value="0.2809" calcext:value-type="float">
            <text:p>0.2809</text:p>
          </table:table-cell>
          <table:table-cell table:number-columns-repeated="1022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formula="of:=([.A499]-[.$C$5])^2" office:value-type="float" office:value="0.0289" calcext:value-type="float">
            <text:p>0.0289</text:p>
          </table:table-cell>
          <table:table-cell table:number-columns-repeated="1022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formula="of:=([.A500]-[.$C$5])^2" office:value-type="float" office:value="0.1089" calcext:value-type="float">
            <text:p>0.1089</text:p>
          </table:table-cell>
          <table:table-cell table:number-columns-repeated="1022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formula="of:=([.A501]-[.$C$5])^2" office:value-type="float" office:value="0.0529000000000002" calcext:value-type="float">
            <text:p>0.0529</text:p>
          </table:table-cell>
          <table:table-cell table:number-columns-repeated="1022"/>
        </table:table-row>
        <table:table-row table:style-name="ro3" table:number-rows-repeated="2">
          <table:table-cell table:style-name="ce1"/>
          <table:table-cell table:number-columns-repeated="1023"/>
        </table:table-row>
        <table:table-row table:style-name="ro4" table:number-rows-repeated="10480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row table:style-name="ro5">
          <table:table-cell table:style-name="Default"/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([.A2]-[.$C$5])^2" office:value-type="float" office:value="58.140625" calcext:value-type="float">
            <text:p>58.140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← mean (population)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([.A3]-[.$C$5])^2" office:value-type="float" office:value="40.640625" calcext:value-type="float">
            <text:p>40.640625</text:p>
          </table:table-cell>
          <table:table-cell table:formula="of:=COUNT([.A2:.A501])" office:value-type="float" office:value="8" calcext:value-type="float">
            <text:p>8</text:p>
          </table:table-cell>
          <table:table-cell office:value-type="string" calcext:value-type="string">
            <text:p>← n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([.A4]-[.$C$5])^2" office:value-type="float" office:value="2.640625" calcext:value-type="float">
            <text:p>2.640625</text:p>
          </table:table-cell>
          <table:table-cell table:formula="of:=[.C3]-1" office:value-type="float" office:value="7" calcext:value-type="float">
            <text:p>7</text:p>
          </table:table-cell>
          <table:table-cell office:value-type="string" calcext:value-type="string">
            <text:p>← DF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([.A5]-[.$C$5])^2" office:value-type="float" office:value="107.640625" calcext:value-type="float">
            <text:p>107.640625</text:p>
          </table:table-cell>
          <table:table-cell table:formula="of:=ROUND(AVERAGE([.A2:.A501]);3)" office:value-type="float" office:value="12.625" calcext:value-type="float">
            <text:p>12.625</text:p>
          </table:table-cell>
          <table:table-cell office:value-type="string" calcext:value-type="string">
            <text:p>← x-b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([.A6]-[.$C$5])^2" office:value-type="float" office:value="0.390625" calcext:value-type="float">
            <text:p>0.390625</text:p>
          </table:table-cell>
          <table:table-cell table:formula="of:=ROUND(SQRT(SUM([.B2:.B501])/[.C4]);3)" office:value-type="float" office:value="7.596" calcext:value-type="float">
            <text:p>7.596</text:p>
          </table:table-cell>
          <table:table-cell office:value-type="string" calcext:value-type="string">
            <text:p>← 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([.A7]-[.$C$5])^2" office:value-type="float" office:value="31.640625" calcext:value-type="float">
            <text:p>31.640625</text:p>
          </table:table-cell>
          <table:table-cell table:formula="of:=ROUND(([.C$5]-[.C$2])/([.C$6]/SQRT([.C$3]));3)" office:value-type="float" office:value="0.977" calcext:value-type="float">
            <text:p>0.977</text:p>
          </table:table-cell>
          <table:table-cell office:value-type="string" calcext:value-type="string">
            <text:p>← t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([.A8]-[.$C$5])^2" office:value-type="float" office:value="92.640625" calcext:value-type="float">
            <text:p>92.640625</text:p>
          </table:table-cell>
          <table:table-cell table:number-columns-repeated="2"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([.A9]-[.$C$5])^2" office:value-type="float" office:value="70.140625" calcext:value-type="float">
            <text:p>70.140625</text:p>
          </table:table-cell>
          <table:table-cell table:number-columns-repeated="2"/>
        </table:table-row>
      </table:table>
      <table:table table:name="Sheet3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row table:style-name="ro5">
          <table:table-cell table:style-name="Default"/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([.A2]-[.$C$5])^2" office:value-type="float" office:value="2873025" calcext:value-type="float">
            <text:p>2873025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← mean (population)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([.A3]-[.$C$5])^2" office:value-type="float" office:value="2825761" calcext:value-type="float">
            <text:p>28257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← n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([.A4]-[.$C$5])^2" office:value-type="float" office:value="2852721" calcext:value-type="float">
            <text:p>2852721</text:p>
          </table:table-cell>
          <table:table-cell table:formula="of:=[.C3]-1" office:value-type="float" office:value="24" calcext:value-type="float">
            <text:p>24</text:p>
          </table:table-cell>
          <table:table-cell office:value-type="string" calcext:value-type="string">
            <text:p>← DF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([.A5]-[.$C$5])^2" office:value-type="float" office:value="2812329" calcext:value-type="float">
            <text:p>281232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← x-b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([.A6]-[.$C$5])^2" office:value-type="float" office:value="2849344" calcext:value-type="float">
            <text:p>284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← 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([.A7]-[.$C$5])^2" office:value-type="float" office:value="2866249" calcext:value-type="float">
            <text:p>2866249</text:p>
          </table:table-cell>
          <table:table-cell table:formula="of:=ROUND(([.C$5]-[.C$2])/([.C$6]/SQRT([.C$3]));3)" office:value-type="float" office:value="-3.25" calcext:value-type="float">
            <text:p>-3.25</text:p>
          </table:table-cell>
          <table:table-cell office:value-type="string" calcext:value-type="string">
            <text:p>← t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([.A8]-[.$C$5])^2" office:value-type="float" office:value="2879809" calcext:value-type="float">
            <text:p>2879809</text:p>
          </table:table-cell>
          <table:table-cell table:formula="of:=ROUND(([.C$5]-[.C$2])/[.C$6]; 3)" office:value-type="float" office:value="-0.65" calcext:value-type="float">
            <text:p>-0.65</text:p>
          </table:table-cell>
          <table:table-cell office:value-type="string" calcext:value-type="string">
            <text:p>← Cohen’s d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([.A9]-[.$C$5])^2" office:value-type="float" office:value="2819041" calcext:value-type="float">
            <text:p>2819041</text:p>
          </table:table-cell>
          <table:table-cell table:number-columns-repeated="2"/>
        </table:table-row>
      </table:table>
      <table:table table:name="Sheet4" table:style-name="ta2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4" table:default-cell-style-name="Default"/>
        <table:table-row table:style-name="ro6">
          <table:table-cell table:style-name="ce5" office:value-type="string" calcext:value-type="string">
            <text:p>QWERTY errors</text:p>
          </table:table-cell>
          <table:table-cell table:style-name="ce5" office:value-type="string" calcext:value-type="string">
            <text:p>Alphabetical errors</text:p>
          </table:table-cell>
          <table:table-cell table:style-name="ce7" office:value-type="string" calcext:value-type="string">
            <text:p>D deviation squared</text:p>
          </table:table-cell>
          <table:table-cell table:number-columns-repeated="2"/>
          <table:table-cell office:value-type="string" calcext:value-type="string">
            <text:p>QUERT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5">
          <table:table-cell table:number-columns-repeated="2" table:style-name="ce6" office:value-type="float" office:value="6" calcext:value-type="float">
            <text:p>6</text:p>
          </table:table-cell>
          <table:table-cell table:style-name="ce7" table:formula="of:=(([.A2]-[.B2])-[.I$4])^2" office:value-type="float" office:value="7.3984" calcext:value-type="float">
            <text:p>7.3984</text:p>
          </table:table-cell>
          <table:table-cell/>
          <table:table-cell office:value-type="string" calcext:value-type="string">
            <text:p>n</text:p>
          </table:table-cell>
          <table:table-cell table:formula="of:=COUNT([.A$2:.A$26])" office:value-type="float" office:value="25" calcext:value-type="float">
            <text:p>25</text:p>
          </table:table-cell>
          <table:table-cell table:formula="of:=COUNT([.B$2:.B$26])" office:value-type="float" office:value="25" calcext:value-type="float">
            <text:p>25</text:p>
          </table:table-cell>
          <table:table-cell table:formula="of:=COUNT([.C$2:.C$26])" office:value-type="float" office:value="25" calcext:value-type="float">
            <text:p>25</text:p>
          </table:table-cell>
          <table:table-cell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(([.A3]-[.B3])-[.I$4])^2" office:value-type="float" office:value="5.1984" calcext:value-type="float">
            <text:p>5.1984</text:p>
          </table:table-cell>
          <table:table-cell/>
          <table:table-cell office:value-type="string" calcext:value-type="string">
            <text:p>X-bar</text:p>
          </table:table-cell>
          <table:table-cell table:formula="of:=ROUND(AVERAGE([.A$2:.A$26]);3)" office:value-type="float" office:value="5.08" calcext:value-type="float">
            <text:p>5.08</text:p>
          </table:table-cell>
          <table:table-cell table:formula="of:=ROUND(AVERAGE([.B$2:.B$26]);3)" office:value-type="float" office:value="7.8" calcext:value-type="float">
            <text:p>7.8</text:p>
          </table:table-cell>
          <table:table-cell table:number-columns-repeated="2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(([.A4]-[.B4])-[.I$4])^2" office:value-type="float" office:value="10.7584" calcext:value-type="float">
            <text:p>10.7584</text:p>
          </table:table-cell>
          <table:table-cell/>
          <table:table-cell office:value-type="string" calcext:value-type="string">
            <text:p>point est.</text:p>
          </table:table-cell>
          <table:table-cell table:number-columns-repeated="3"/>
          <table:table-cell table:formula="of:=[.F3]-[.G3]" office:value-type="float" office:value="-2.72" calcext:value-type="float">
            <text:p>-2.72</text:p>
          </table:table-cell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(([.A5]-[.B5])-[.I$4])^2" office:value-type="float" office:value="22.2784" calcext:value-type="float">
            <text:p>22.2784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table:formula="of:=ROUND(SQRT(SUM([.C$2:.C$26])/([.H2]-1));3)" office:value-type="float" office:value="3.691" calcext:value-type="float">
            <text:p>3.691</text:p>
          </table:table-cell>
          <table:table-cell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(([.A6]-[.B6])-[.I$4])^2" office:value-type="float" office:value="0.0784000000000001" calcext:value-type="float">
            <text:p>0.0784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table:formula="of:=ROUND(([.F3]-[.G3])/([.H5]/SQRT([.H2]));3)" office:value-type="float" office:value="-3.685" calcext:value-type="float">
            <text:p>-3.685</text:p>
          </table:table-cell>
          <table:table-cell/>
        </table:table-row>
        <table:table-row table:style-name="ro5">
          <table:table-cell table:number-columns-repeated="2" table:style-name="ce6" office:value-type="float" office:value="8" calcext:value-type="float">
            <text:p>8</text:p>
          </table:table-cell>
          <table:table-cell table:style-name="ce7" table:formula="of:=(([.A7]-[.B7])-[.I$4])^2" office:value-type="float" office:value="7.3984" calcext:value-type="float">
            <text:p>7.3984</text:p>
          </table:table-cell>
          <table:table-cell/>
          <table:table-cell office:value-type="string" calcext:value-type="string">
            <text:p>Cohen’s d</text:p>
          </table:table-cell>
          <table:table-cell table:number-columns-repeated="2"/>
          <table:table-cell table:formula="of:=ROUND([.I4]/[.H5];3)" office:value-type="float" office:value="-0.737" calcext:value-type="float">
            <text:p>-0.737</text:p>
          </table:table-cell>
          <table:table-cell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(([.A8]-[.B8])-[.I$4])^2" office:value-type="float" office:value="27.8784" calcext:value-type="float">
            <text:p>27.8784</text:p>
          </table:table-cell>
          <table:table-cell/>
          <table:table-cell office:value-type="string" calcext:value-type="string">
            <text:p>CI +</text:p>
          </table:table-cell>
          <table:table-cell table:number-columns-repeated="2"/>
          <table:table-cell table:formula="of:=ROUND([.I$4]+(2.064*[.H$5]/SQRT([.H$2]));3)" office:value-type="float" office:value="-1.196" calcext:value-type="float">
            <text:p>-1.196</text:p>
          </table:table-cell>
          <table:table-cell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(([.A9]-[.B9])-[.I$4])^2" office:value-type="float" office:value="1.6384" calcext:value-type="float">
            <text:p>1.6384</text:p>
          </table:table-cell>
          <table:table-cell/>
          <table:table-cell office:value-type="string" calcext:value-type="string">
            <text:p>CI -</text:p>
          </table:table-cell>
          <table:table-cell table:number-columns-repeated="2"/>
          <table:table-cell table:formula="of:=ROUND([.I$4]-(2.064*[.H$5]/SQRT([.H$2]));3)" office:value-type="float" office:value="-4.244" calcext:value-type="float">
            <text:p>-4.244</text:p>
          </table:table-cell>
          <table:table-cell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formula="of:=(([.A10]-[.B10])-[.I$4])^2" office:value-type="float" office:value="13.8384" calcext:value-type="float">
            <text:p>13.8384</text:p>
          </table:table-cell>
          <table:table-cell table:number-columns-repeated="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formula="of:=(([.A11]-[.B11])-[.I$4])^2" office:value-type="float" office:value="45.1584" calcext:value-type="float">
            <text:p>45.1584</text:p>
          </table:table-cell>
          <table:table-cell table:number-columns-repeated="6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(([.A12]-[.B12])-[.I$4])^2" office:value-type="float" office:value="32.7184" calcext:value-type="float">
            <text:p>32.7184</text:p>
          </table:table-cell>
          <table:table-cell table:number-columns-repeated="6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(([.A13]-[.B13])-[.I$4])^2" office:value-type="float" office:value="2.9584" calcext:value-type="float">
            <text:p>2.95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(([.A14]-[.B14])-[.I$4])^2" office:value-type="float" office:value="10.7584" calcext:value-type="float">
            <text:p>10.7584</text:p>
          </table:table-cell>
          <table:table-cell table:number-columns-repeated="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(([.A15]-[.B15])-[.I$4])^2" office:value-type="float" office:value="0.0784000000000001" calcext:value-type="float">
            <text:p>0.0784</text:p>
          </table:table-cell>
          <table:table-cell table:number-columns-repeated="6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(([.A16]-[.B16])-[.I$4])^2" office:value-type="float" office:value="2.9584" calcext:value-type="float">
            <text:p>2.9584</text:p>
          </table:table-cell>
          <table:table-cell table:number-columns-repeated="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(([.A17]-[.B17])-[.I$4])^2" office:value-type="float" office:value="22.2784" calcext:value-type="float">
            <text:p>22.27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(([.A18]-[.B18])-[.I$4])^2" office:value-type="float" office:value="10.7584" calcext:value-type="float">
            <text:p>10.7584</text:p>
          </table:table-cell>
          <table:table-cell table:number-columns-repeated="6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(([.A19]-[.B19])-[.I$4])^2" office:value-type="float" office:value="10.7584" calcext:value-type="float">
            <text:p>10.7584</text:p>
          </table:table-cell>
          <table:table-cell table:number-columns-repeated="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(([.A20]-[.B20])-[.I$4])^2" office:value-type="float" office:value="68.5584" calcext:value-type="float">
            <text:p>68.5584</text:p>
          </table:table-cell>
          <table:table-cell table:number-columns-repeated="6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(([.A21]-[.B21])-[.I$4])^2" office:value-type="float" office:value="0.0784000000000001" calcext:value-type="float">
            <text:p>0.0784</text:p>
          </table:table-cell>
          <table:table-cell table:number-columns-repeated="6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(([.A22]-[.B22])-[.I$4])^2" office:value-type="float" office:value="0.5184" calcext:value-type="float">
            <text:p>0.51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(([.A23]-[.B23])-[.I$4])^2" office:value-type="float" office:value="18.3184" calcext:value-type="float">
            <text:p>18.31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(([.A24]-[.B24])-[.I$4])^2" office:value-type="float" office:value="0.0784000000000001" calcext:value-type="float">
            <text:p>0.07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(([.A25]-[.B25])-[.I$4])^2" office:value-type="float" office:value="1.6384" calcext:value-type="float">
            <text:p>1.6384</text:p>
          </table:table-cell>
          <table:table-cell table:number-columns-repeated="6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(([.A26]-[.B26])-[.I$4])^2" office:value-type="float" office:value="2.9584" calcext:value-type="float">
            <text:p>2.9584</text:p>
          </table:table-cell>
          <table:table-cell table:number-columns-repeated="6"/>
        </table:table-row>
        <table:table-row table:style-name="ro5" table:number-rows-repeated="1048549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11:22:14.710074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4T11:57:09.532559183</dc:date>
    <dc:creator>Sudaraka Wijesinghe</dc:creator>
    <meta:editing-duration>PT1H11M1S</meta:editing-duration>
    <meta:editing-cycles>26</meta:editing-cycles>
    <meta:document-statistic meta:table-count="4" meta:cell-count="1171" meta:object-count="0"/>
  </office:meta>
</office:document-meta>
</file>